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2"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6" office:value-type="string">
            <text:p>KW 19</text:p>
          </table:table-cell>
          <table:table-cell table:style-name="ce50" office:value-type="string">
            <text:p>Mit XML Schema beschäftigt, vector in xml angepasst, ledier noch keinen Termin für CAVE</text:p>
          </table:table-cell>
          <table:table-cell table:number-columns-repeated="1014"/>
        </table:table-row>
        <table:table-row table:style-name="ro2">
          <table:table-cell table:style-name="ce4"/>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6" office:value-type="string">
            <text:p>KW 20</text:p>
          </table:table-cell>
          <table:table-cell table:style-name="ce50" office:value-type="string">
            <text:p>XML Schema erstell, bzgl Namesspaces noch mal nachschauen; Cave-Termin steht; VRUI und middleVR angeschaut; mit JAVA allgemein und GUI entwicklung im speziellen beschäftigt;</text:p>
          </table:table-cell>
          <table:table-cell table:number-columns-repeated="1014"/>
        </table:table-row>
        <table:table-row table:style-name="ro2">
          <table:table-cell table:style-name="ce5"/>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7" office:value-type="string">
            <text:p>KW 21</text:p>
          </table:table-cell>
          <table:table-cell table:style-name="ce50"/>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8" office:value-type="string">
            <text:p>KW 22</text:p>
          </table:table-cell>
          <table:table-cell table:style-name="ce50"/>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8" office:value-type="string">
            <text:p>KW 23</text:p>
          </table:table-cell>
          <table:table-cell table:style-name="ce50"/>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8" office:value-type="string">
            <text:p>KW 24</text:p>
          </table:table-cell>
          <table:table-cell table:style-name="ce50"/>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8"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8">18.05.2015</text:date>, <text:time>15:0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1M47S</meta:editing-duration>
    <meta:editing-cycles>19</meta:editing-cycles>
    <meta:generator>OpenOffice/4.1.0$Win32 OpenOffice.org_project/410m18$Build-9764</meta:generator>
    <dc:date>2015-05-18T15:01:04.17</dc:date>
    <meta:document-statistic meta:table-count="3" meta:cell-count="95" meta:object-count="0"/>
    <meta:user-defined meta:name="Info 1"/>
    <meta:user-defined meta:name="Info 2"/>
    <meta:user-defined meta:name="Info 3"/>
    <meta:user-defined meta:name="Info 4"/>
  </office:meta>
</office:document-meta>
</file>